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Geneva" svg:font-family="Geneva" style:font-family-generic="system" style:font-pitch="variable"/>
    <style:font-face style:name="New York" svg:font-family="New York" style:font-family-generic="roman" style:font-pitch="variable" svg:panose-1="2 4 5 3 6 5 6 2 3 4"/>
    <style:font-face style:name="Monaco" svg:font-family="Monaco" style:font-family-generic="system" style:font-pitch="variable"/>
    <style:font-face style:name="Perpetua" svg:font-family="Perpetua" style:font-family-generic="system"/>
    <style:font-face style:name="Times" svg:font-family="Times" style:font-family-generic="system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0.1201in">
        <style:tab-stops>
          <style:tab-stop style:type="left" style:position="1.6263in"/>
        </style:tab-stops>
      </style:paragraph-properties>
    </style:style>
    <style:style style:name="T2" style:parent-style-name="DefaultParagraphFont" style:family="text">
      <style:text-properties style:font-name="Perpetua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style:font-name="Perpetua" fo:font-weight="bold" style:font-weight-asian="bold" style:font-weight-complex="bold" fo:font-size="14pt" style:font-size-asian="14pt" style:font-size-complex="14pt" fo:language="ru" fo:country="RU"/>
    </style:style>
    <style:style style:name="T4" style:parent-style-name="DefaultParagraphFont" style:family="text">
      <style:text-properties style:font-name="Perpetua"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style:font-name="Perpetua" fo:font-weight="bold" style:font-weight-asian="bold" style:font-weight-complex="bold" fo:font-size="14pt" style:font-size-asian="14pt" style:font-size-complex="14pt" fo:language="ru" fo:country="RU"/>
    </style:style>
    <style:style style:name="T6" style:parent-style-name="DefaultParagraphFont" style:family="text">
      <style:text-properties style:font-name="Perpetua"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style:font-name="Perpetua" fo:font-weight="bold" style:font-weight-asian="bold" style:font-weight-complex="bold" fo:font-size="14pt" style:font-size-asian="14pt" style:font-size-complex="14pt" fo:language="ru" fo:country="RU"/>
    </style:style>
    <style:style style:name="T8" style:parent-style-name="DefaultParagraphFont" style:family="text">
      <style:text-properties style:font-name="Perpetua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margin-left="0.1201in">
        <style:tab-stops>
          <style:tab-stop style:type="left" style:position="1.6263in"/>
        </style:tab-stops>
      </style:paragraph-properties>
      <style:text-properties fo:language="ru" fo:country="RU"/>
    </style:style>
    <style:style style:name="P10" style:parent-style-name="Standard" style:family="paragraph">
      <style:paragraph-properties fo:text-align="center" fo:margin-left="0.1201in">
        <style:tab-stops>
          <style:tab-stop style:type="left" style:position="1.6263in"/>
        </style:tab-stops>
      </style:paragraph-properties>
    </style:style>
    <style:style style:name="T11" style:parent-style-name="DefaultParagraphFont" style:family="text">
      <style:text-properties style:font-name="Perpetua" fo:font-weight="bold" style:font-weight-asian="bold" style:font-weight-complex="bold" fo:font-size="18pt" style:font-size-asian="18pt" style:font-size-complex="18pt" fo:language="ru" fo:country="RU"/>
    </style:style>
    <style:style style:name="T12" style:parent-style-name="DefaultParagraphFont" style:family="text">
      <style:text-properties style:font-name="Perpetua" fo:font-weight="bold" style:font-weight-asian="bold" style:font-weight-complex="bold" fo:font-size="18pt" style:font-size-asian="18pt" style:font-size-complex="18pt"/>
    </style:style>
    <style:style style:name="T13" style:parent-style-name="DefaultParagraphFont" style:family="text">
      <style:text-properties style:font-name="Perpetua" fo:font-weight="bold" style:font-weight-asian="bold" style:font-weight-complex="bold" fo:font-size="18pt" style:font-size-asian="18pt" style:font-size-complex="18pt" fo:language="ru" fo:country="RU"/>
    </style:style>
    <style:style style:name="P14" style:parent-style-name="WP_Normal" style:family="paragraph">
      <style:paragraph-properties fo:text-align="center" fo:margin-top="0.1666in" fo:margin-left="2.8923in">
        <style:tab-stops>
          <style:tab-stop style:type="left" style:position="1.6263in"/>
        </style:tab-stops>
      </style:paragraph-properties>
    </style:style>
    <style:style style:name="T15" style:parent-style-name="DefaultParagraphFont" style:family="text">
      <style:text-properties style:font-name="Times" fo:font-style="italic" style:font-style-asian="italic"/>
    </style:style>
    <style:style style:name="T16" style:parent-style-name="DefaultParagraphFont" style:family="text">
      <style:text-properties style:font-name="Times" fo:font-style="italic" style:font-style-asian="italic"/>
    </style:style>
    <style:style style:name="P17" style:parent-style-name="Standard" style:family="paragraph">
      <style:paragraph-properties>
        <style:tab-stops>
          <style:tab-stop style:type="left" style:position="1.6263in"/>
        </style:tab-stops>
      </style:paragraph-properties>
      <style:text-properties fo:font-weight="bold" style:font-weight-asian="bold" style:font-weight-complex="bold" fo:language="ru" fo:country="RU"/>
    </style:style>
    <style:style style:name="P18" style:parent-style-name="Standard" style:family="paragraph">
      <style:paragraph-properties>
        <style:tab-stops>
          <style:tab-stop style:type="left" style:position="1.6263in"/>
        </style:tab-stops>
      </style:paragraph-properties>
      <style:text-properties fo:language="ru" fo:country="RU"/>
    </style:style>
    <style:style style:name="P19" style:parent-style-name="Standard" style:family="paragraph">
      <style:paragraph-properties fo:line-height="150%">
        <style:tab-stops>
          <style:tab-stop style:type="left" style:position="1.6263in"/>
        </style:tab-stops>
      </style:paragraph-properties>
      <style:text-properties fo:language="ru" fo:country="RU"/>
    </style:style>
    <style:style style:name="P20" style:parent-style-name="Standard" style:family="paragraph">
      <style:paragraph-properties fo:line-height="150%">
        <style:tab-stops>
          <style:tab-stop style:type="left" style:position="1.6263in"/>
        </style:tab-stops>
      </style:paragraph-properties>
      <style:text-properties fo:language="ru" fo:country="RU"/>
    </style:style>
    <style:style style:name="P21" style:parent-style-name="Standard" style:family="paragraph">
      <style:paragraph-properties fo:line-height="150%">
        <style:tab-stops>
          <style:tab-stop style:type="left" style:position="1.6263in"/>
        </style:tab-stops>
      </style:paragraph-properties>
    </style:style>
    <style:style style:name="T22" style:parent-style-name="DefaultParagraphFont" style:family="text">
      <style:text-properties fo:language="ru" fo:country="RU"/>
    </style:style>
    <style:style style:name="T23" style:parent-style-name="DefaultParagraphFont" style:family="text">
      <style:text-properties fo:language="ru" fo:country="RU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 fo:language="ru" fo:country="RU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 fo:language="ru" fo:country="RU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 fo:language="ru" fo:country="RU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family="paragraph">
      <style:paragraph-properties fo:line-height="150%">
        <style:tab-stops>
          <style:tab-stop style:type="left" style:position="1.6263in"/>
        </style:tab-stops>
      </style:paragraph-properties>
      <style:text-properties fo:language="ru" fo:country="RU"/>
    </style:style>
    <style:style style:name="P32" style:parent-style-name="Standard" style:family="paragraph">
      <style:paragraph-properties fo:line-height="150%">
        <style:tab-stops>
          <style:tab-stop style:type="left" style:position="1.6263in"/>
        </style:tab-stops>
      </style:paragraph-properties>
    </style:style>
    <style:style style:name="T33" style:parent-style-name="DefaultParagraphFont" style:family="text">
      <style:text-properties fo:language="ru" fo:country="RU"/>
    </style:style>
    <style:style style:name="T34" style:parent-style-name="DefaultParagraphFont" style:family="text">
      <style:text-properties fo:language="ru" fo:country="RU"/>
    </style:style>
    <style:style style:name="T35" style:parent-style-name="DefaultParagraphFont" style:family="text">
      <style:text-properties fo:language="ru" fo:country="RU"/>
    </style:style>
    <style:style style:name="T36" style:parent-style-name="DefaultParagraphFont" style:family="text">
      <style:text-properties fo:language="ru" fo:country="RU"/>
    </style:style>
    <style:style style:name="T37" style:parent-style-name="DefaultParagraphFont" style:family="text">
      <style:text-properties fo:language="ru" fo:country="RU"/>
    </style:style>
    <style:style style:name="T38" style:parent-style-name="DefaultParagraphFont" style:family="text">
      <style:text-properties fo:language="ru" fo:country="RU"/>
    </style:style>
    <style:style style:name="T39" style:parent-style-name="DefaultParagraphFont" style:family="text">
      <style:text-properties fo:language="ru" fo:country="RU"/>
    </style:style>
    <style:style style:name="T40" style:parent-style-name="DefaultParagraphFont" style:family="text">
      <style:text-properties fo:language="ru" fo:country="RU"/>
    </style:style>
    <style:style style:name="T41" style:parent-style-name="DefaultParagraphFont" style:family="text">
      <style:text-properties fo:language="ru" fo:country="RU"/>
    </style:style>
    <style:style style:name="T42" style:parent-style-name="DefaultParagraphFont" style:family="text">
      <style:text-properties fo:language="ru" fo:country="RU"/>
    </style:style>
    <style:style style:name="P43" style:parent-style-name="Standard" style:family="paragraph">
      <style:paragraph-properties>
        <style:tab-stops>
          <style:tab-stop style:type="left" style:position="1.6263in"/>
        </style:tab-stops>
      </style:paragraph-properties>
    </style:style>
    <style:style style:name="T44" style:parent-style-name="DefaultParagraphFont" style:family="text">
      <style:text-properties fo:font-weight="bold" style:font-weight-asian="bold" style:font-weight-complex="bold" fo:language="ru" fo:country="RU"/>
    </style:style>
    <style:style style:name="T45" style:parent-style-name="DefaultParagraphFont" style:family="text">
      <style:text-properties fo:font-weight="bold" style:font-weight-asian="bold" style:font-weight-complex="bold" fo:language="ru" fo:country="RU"/>
    </style:style>
    <style:style style:name="P46" style:parent-style-name="Standard" style:family="paragraph">
      <style:paragraph-properties>
        <style:tab-stops>
          <style:tab-stop style:type="left" style:position="1.6263in"/>
        </style:tab-stops>
      </style:paragraph-properties>
      <style:text-properties fo:language="ru" fo:country="RU"/>
    </style:style>
    <style:style style:name="P47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48" style:parent-style-name="DefaultParagraphFont" style:family="text">
      <style:text-properties fo:language="ru" fo:country="RU"/>
    </style:style>
    <style:style style:name="T49" style:parent-style-name="DefaultParagraphFont" style:family="text">
      <style:text-properties fo:language="ru" fo:country="RU"/>
    </style:style>
    <style:style style:name="P50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51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52" style:parent-style-name="DefaultParagraphFont" style:family="text">
      <style:text-properties fo:language="ru" fo:country="RU"/>
    </style:style>
    <style:style style:name="T53" style:parent-style-name="DefaultParagraphFont" style:family="text">
      <style:text-properties fo:language="ru" fo:country="RU"/>
    </style:style>
    <style:style style:name="T54" style:parent-style-name="DefaultParagraphFont" style:family="text">
      <style:text-properties fo:language="ru" fo:country="RU"/>
    </style:style>
    <style:style style:name="T55" style:parent-style-name="DefaultParagraphFont" style:family="text">
      <style:text-properties fo:language="ru" fo:country="RU"/>
    </style:style>
    <style:style style:name="P56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57" style:parent-style-name="DefaultParagraphFont" style:family="text">
      <style:text-properties fo:language="ru" fo:country="RU"/>
    </style:style>
    <style:style style:name="T58" style:parent-style-name="DefaultParagraphFont" style:family="text">
      <style:text-properties fo:language="ru" fo:country="RU"/>
    </style:style>
    <style:style style:name="T59" style:parent-style-name="DefaultParagraphFont" style:family="text">
      <style:text-properties fo:language="ru" fo:country="RU"/>
    </style:style>
    <style:style style:name="P60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61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62" style:parent-style-name="DefaultParagraphFont" style:family="text">
      <style:text-properties fo:language="ru" fo:country="RU"/>
    </style:style>
    <style:style style:name="T63" style:parent-style-name="DefaultParagraphFont" style:family="text">
      <style:text-properties fo:language="ru" fo:country="RU"/>
    </style:style>
    <style:style style:name="T64" style:parent-style-name="DefaultParagraphFont" style:family="text">
      <style:text-properties fo:language="ru" fo:country="RU"/>
    </style:style>
    <style:style style:name="T65" style:parent-style-name="DefaultParagraphFont" style:family="text">
      <style:text-properties fo:language="ru" fo:country="RU"/>
    </style:style>
    <style:style style:name="P66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67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68" style:parent-style-name="DefaultParagraphFont" style:family="text">
      <style:text-properties fo:language="ru" fo:country="RU"/>
    </style:style>
    <style:style style:name="T69" style:parent-style-name="DefaultParagraphFont" style:family="text">
      <style:text-properties fo:language="ru" fo:country="RU"/>
    </style:style>
    <style:style style:name="T70" style:parent-style-name="DefaultParagraphFont" style:family="text">
      <style:text-properties fo:language="ru" fo:country="RU"/>
    </style:style>
    <style:style style:name="P71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72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73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74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75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76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77" style:parent-style-name="DefaultParagraphFont" style:family="text">
      <style:text-properties fo:language="ru" fo:country="RU"/>
    </style:style>
    <style:style style:name="T78" style:parent-style-name="DefaultParagraphFont" style:family="text">
      <style:text-properties fo:language="ru" fo:country="RU"/>
    </style:style>
    <style:style style:name="T79" style:parent-style-name="DefaultParagraphFont" style:family="text">
      <style:text-properties fo:language="ru" fo:country="RU"/>
    </style:style>
    <style:style style:name="P80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81" style:parent-style-name="DefaultParagraphFont" style:family="text">
      <style:text-properties fo:language="ru" fo:country="RU"/>
    </style:style>
    <style:style style:name="T82" style:parent-style-name="DefaultParagraphFont" style:family="text">
      <style:text-properties fo:language="ru" fo:country="RU"/>
    </style:style>
    <style:style style:name="T83" style:parent-style-name="DefaultParagraphFont" style:family="text">
      <style:text-properties fo:language="ru" fo:country="RU"/>
    </style:style>
    <style:style style:name="T84" style:parent-style-name="DefaultParagraphFont" style:family="text">
      <style:text-properties fo:language="ru" fo:country="RU"/>
    </style:style>
    <style:style style:name="P85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86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87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fo:language="ru" fo:country="RU"/>
    </style:style>
    <style:style style:name="P90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91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92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93" style:parent-style-name="DefaultParagraphFont" style:family="text">
      <style:text-properties fo:language="ru" fo:country="RU"/>
    </style:style>
    <style:style style:name="T94" style:parent-style-name="DefaultParagraphFont" style:family="text">
      <style:text-properties fo:language="ru" fo:country="RU"/>
    </style:style>
    <style:style style:name="P95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96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97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98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99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100" style:parent-style-name="DefaultParagraphFont" style:family="text">
      <style:text-properties fo:language="ru" fo:country="RU"/>
    </style:style>
    <style:style style:name="T101" style:parent-style-name="DefaultParagraphFont" style:family="text">
      <style:text-properties fo:language="ru" fo:country="RU"/>
    </style:style>
    <style:style style:name="T102" style:parent-style-name="DefaultParagraphFont" style:family="text">
      <style:text-properties fo:language="ru" fo:country="RU"/>
    </style:style>
    <style:style style:name="T103" style:parent-style-name="DefaultParagraphFont" style:family="text">
      <style:text-properties fo:language="ru" fo:country="RU"/>
    </style:style>
    <style:style style:name="T104" style:parent-style-name="DefaultParagraphFont" style:family="text">
      <style:text-properties fo:language="ru" fo:country="RU"/>
    </style:style>
    <style:style style:name="P105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06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07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108" style:parent-style-name="DefaultParagraphFont" style:family="text">
      <style:text-properties fo:language="ru" fo:country="RU"/>
    </style:style>
    <style:style style:name="T109" style:parent-style-name="DefaultParagraphFont" style:family="text">
      <style:text-properties fo:language="ru" fo:country="RU"/>
    </style:style>
    <style:style style:name="T110" style:parent-style-name="DefaultParagraphFont" style:family="text">
      <style:text-properties fo:language="ru" fo:country="RU"/>
    </style:style>
    <style:style style:name="T111" style:parent-style-name="DefaultParagraphFont" style:family="text">
      <style:text-properties fo:language="ru" fo:country="RU"/>
    </style:style>
    <style:style style:name="P112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13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14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115" style:parent-style-name="DefaultParagraphFont" style:family="text">
      <style:text-properties fo:language="ru" fo:country="RU"/>
    </style:style>
    <style:style style:name="T116" style:parent-style-name="DefaultParagraphFont" style:family="text">
      <style:text-properties fo:language="ru" fo:country="RU"/>
    </style:style>
    <style:style style:name="T117" style:parent-style-name="DefaultParagraphFont" style:family="text">
      <style:text-properties fo:language="ru" fo:country="RU"/>
    </style:style>
    <style:style style:name="P118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19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120" style:parent-style-name="DefaultParagraphFont" style:family="text">
      <style:text-properties fo:language="ru" fo:country="RU"/>
    </style:style>
    <style:style style:name="T121" style:parent-style-name="DefaultParagraphFont" style:family="text">
      <style:text-properties fo:language="ru" fo:country="RU"/>
    </style:style>
    <style:style style:name="T122" style:parent-style-name="DefaultParagraphFont" style:family="text">
      <style:text-properties fo:language="ru" fo:country="RU"/>
    </style:style>
    <style:style style:name="T123" style:parent-style-name="DefaultParagraphFont" style:family="text">
      <style:text-properties fo:language="ru" fo:country="RU"/>
    </style:style>
    <style:style style:name="T124" style:parent-style-name="DefaultParagraphFont" style:family="text">
      <style:text-properties fo:language="ru" fo:country="RU"/>
    </style:style>
    <style:style style:name="P125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26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127" style:parent-style-name="DefaultParagraphFont" style:family="text">
      <style:text-properties fo:language="ru" fo:country="RU"/>
    </style:style>
    <style:style style:name="T128" style:parent-style-name="DefaultParagraphFont" style:family="text">
      <style:text-properties fo:language="ru" fo:country="RU"/>
    </style:style>
    <style:style style:name="T129" style:parent-style-name="DefaultParagraphFont" style:family="text">
      <style:text-properties fo:language="ru" fo:country="RU"/>
    </style:style>
    <style:style style:name="T130" style:parent-style-name="DefaultParagraphFont" style:family="text">
      <style:text-properties fo:language="ru" fo:country="RU"/>
    </style:style>
    <style:style style:name="P131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32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33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34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135" style:parent-style-name="DefaultParagraphFont" style:family="text">
      <style:text-properties fo:language="ru" fo:country="RU"/>
    </style:style>
    <style:style style:name="T136" style:parent-style-name="DefaultParagraphFont" style:family="text">
      <style:text-properties fo:language="ru" fo:country="RU"/>
    </style:style>
    <style:style style:name="T137" style:parent-style-name="DefaultParagraphFont" style:family="text">
      <style:text-properties fo:language="ru" fo:country="RU"/>
    </style:style>
    <style:style style:name="T138" style:parent-style-name="DefaultParagraphFont" style:family="text">
      <style:text-properties fo:language="ru" fo:country="RU"/>
    </style:style>
    <style:style style:name="T139" style:parent-style-name="DefaultParagraphFont" style:family="text">
      <style:text-properties fo:language="ru" fo:country="RU"/>
    </style:style>
    <style:style style:name="T140" style:parent-style-name="DefaultParagraphFont" style:family="text">
      <style:text-properties fo:language="ru" fo:country="RU"/>
    </style:style>
    <style:style style:name="P141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  <style:style style:name="T142" style:parent-style-name="DefaultParagraphFont" style:family="text">
      <style:text-properties fo:language="ru" fo:country="RU"/>
    </style:style>
    <style:style style:name="T143" style:parent-style-name="DefaultParagraphFont" style:family="text">
      <style:text-properties fo:language="ru" fo:country="RU"/>
    </style:style>
    <style:style style:name="T144" style:parent-style-name="DefaultParagraphFont" style:family="text">
      <style:text-properties fo:language="ru" fo:country="RU"/>
    </style:style>
    <style:style style:name="T145" style:parent-style-name="DefaultParagraphFont" style:family="text">
      <style:text-properties fo:language="ru" fo:country="RU"/>
    </style:style>
    <style:style style:name="P146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47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48" style:parent-style-name="Standard" style:family="paragraph">
      <style:paragraph-properties>
        <style:tab-stops>
          <style:tab-stop style:type="left" style:position="1.6263in"/>
        </style:tab-stops>
      </style:paragraph-properties>
      <style:text-properties fo:font-weight="bold" style:font-weight-asian="bold" style:font-weight-complex="bold" fo:language="ru" fo:country="RU"/>
    </style:style>
    <style:style style:name="P149" style:parent-style-name="Standard" style:family="paragraph">
      <style:paragraph-properties>
        <style:tab-stops>
          <style:tab-stop style:type="left" style:position="1.6263in"/>
        </style:tab-stops>
      </style:paragraph-properties>
      <style:text-properties fo:language="ru" fo:country="RU"/>
    </style:style>
    <style:style style:name="P150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51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  <style:text-properties fo:language="ru" fo:country="RU"/>
    </style:style>
    <style:style style:name="P152" style:parent-style-name="Standard" style:family="paragraph">
      <style:paragraph-properties>
        <style:tab-stops>
          <style:tab-stop style:type="left" style:position="0.809in"/>
          <style:tab-stop style:type="left" style:position="1.6263in"/>
        </style:tab-stops>
      </style:paragraph-properties>
    </style:style>
  </office:automatic-styles>
  <office:body>
    <office:text text:use-soft-page-breaks="true">
      <text:p text:style-name="P1"><text:span text:style-name="T2">MIPT</text:span><text:span text:style-name="T3"><text:s/></text:span><text:span text:style-name="T4">courses</text:span><text:span text:style-name="T5"><text:s/></text:span><text:span text:style-name="T6">at</text:span><text:span text:style-name="T7"><text:s/></text:span><text:span text:style-name="T8">SMWare</text:span></text:p>
      <text:p text:style-name="P9"/>
      <text:p text:style-name="P10"><text:span text:style-name="T11">Современный<text:s/></text:span><text:span text:style-name="T12">C</text:span><text:span text:style-name="T13">++: конкретное и обобщенное программирование</text:span></text:p>
      <text:p text:style-name="P14"><text:span text:style-name="T15">C makes it easy to shoot yourself in the foot; C++ makes it harder, but when you do, it blows away<text:s/></text:span><text:span text:style-name="T16">your whole leg – Bjarne Stroustrup</text:span></text:p>
      <text:p text:style-name="P17">Основная информация</text:p>
      <text:p text:style-name="P18"/>
      <text:p text:style-name="P19">Продолжительность:<text:s/><text:tab/>09.2016 – 05.2017 (2 семестра)</text:p>
      <text:p text:style-name="P20">Преподаватель:<text:s/><text:tab/>Владимиров Константин Игоревич</text:p>
      <text:p text:style-name="P21">Email<text:span text:style-name="T22">:</text:span><text:span text:style-name="T23"><text:tab/></text:span><text:a xlink:href="mailto:konstantin.vladimirov@gmail.com" office:target-frame-name="_top" xlink:show="replace"><text:span text:style-name="T24">konstantin</text:span><text:span text:style-name="T25">.</text:span><text:span text:style-name="T26">vladimirov</text:span><text:span text:style-name="T27">@</text:span><text:span text:style-name="T28">gmail</text:span><text:span text:style-name="T29">.</text:span><text:span text:style-name="T30">com</text:span></text:a></text:p>
      <text:p text:style-name="P31">Телефон:<text:s/><text:tab/>+7-903-842-27-55</text:p>
      <text:p text:style-name="P32"><text:span text:style-name="T33">Материалы курса: <text:s/></text:span><text:span text:style-name="T34"><text:tab/></text:span><text:a xlink:href="https://sourceforge.net/projects/cpp-lects-rus/files/" office:target-frame-name="_top" xlink:show="replace">https<text:span text:style-name="T35">://</text:span>sourceforge<text:span text:style-name="T36">.</text:span>net<text:span text:style-name="T37">/</text:span>projects<text:span text:style-name="T38">/</text:span>cpp<text:span text:style-name="T39">-</text:span>lects<text:span text:style-name="T40">-</text:span>rus<text:span text:style-name="T41">/</text:span>files<text:span text:style-name="T42">/</text:span></text:a></text:p>
      <text:p text:style-name="P43"><text:span text:style-name="T44"><text:line-break/></text:span><text:span text:style-name="T45">Программа курса</text:span></text:p>
      <text:p text:style-name="P46"/>
      <text:p text:style-name="P47"><text:span text:style-name="T48">Часть 1. Основания<text:s/></text:span>C<text:span text:style-name="T49">++</text:span></text:p>
      <text:p text:style-name="P50"/>
      <text:p text:style-name="P51"><text:span text:style-name="T52">Лекция 1.</text:span><text:span text:style-name="T53"><text:tab/>Основные языковые конструкции в<text:s/></text:span>C<text:span text:style-name="T54"><text:s/>и<text:s/></text:span>C<text:span text:style-name="T55">++</text:span></text:p>
      <text:p text:style-name="P56"><text:span text:style-name="T57">Лекция 2.</text:span><text:span text:style-name="T58"><text:tab/>Введение в стандарт языка<text:s/></text:span>C<text:span text:style-name="T59">++</text:span></text:p>
      <text:p text:style-name="P60">Лекция 3.<text:tab/>Массивы, указатели, ссылки</text:p>
      <text:p text:style-name="P61"><text:span text:style-name="T62">Лекция 4.</text:span><text:span text:style-name="T63"><text:tab/>Переход от приемов<text:s/></text:span>C<text:span text:style-name="T64"><text:s/>к приемам<text:s/></text:span>C<text:span text:style-name="T65">++</text:span></text:p>
      <text:p text:style-name="P66">Лекция 5.<text:tab/>Шаблоны функций</text:p>
      <text:p text:style-name="P67"><text:span text:style-name="T68">Лекция 6.</text:span><text:span text:style-name="T69"><text:tab/>Вывод типов в<text:s/></text:span>C<text:span text:style-name="T70">++14</text:span></text:p>
      <text:p text:style-name="P71"/>
      <text:p text:style-name="P72">Часть 2. Объектно-ориентированное программирование</text:p>
      <text:p text:style-name="P73"/>
      <text:p text:style-name="P74">Лекция 7.<text:tab/>Инкапсуляция, конкретные классы</text:p>
      <text:p text:style-name="P75">Лекция 8.<text:tab/>Переопределение операторов</text:p>
      <text:p text:style-name="P76"><text:span text:style-name="T77">Лекция 9.</text:span><text:span text:style-name="T78"><text:tab/></text:span>RAII<text:span text:style-name="T79">, семантика копирования и присваивания</text:span></text:p>
      <text:p text:style-name="P80"><text:span text:style-name="T81">Лекция 10.</text:span><text:span text:style-name="T82"><text:tab/></text:span>Rvalue<text:span text:style-name="T83"><text:s/>ссылки и семантика перемещения в<text:s/></text:span>C<text:span text:style-name="T84">++14</text:span></text:p>
      <text:p text:style-name="P85">Лекция 11.<text:tab/>Полиморфизм и наследование интерфейса</text:p>
      <text:p text:style-name="P86">Лекция 12.<text:tab/>Наследование реализации</text:p>
      <text:p text:style-name="P87"><text:span text:style-name="T88">Лекция 13.</text:span><text:span text:style-name="T89"><text:tab/>Множественное наследование и<text:s/></text:span>RTTI</text:p>
      <text:p text:style-name="P90">Лекция 14.<text:tab/>Принципы ООП и паттерны проектирования</text:p>
      <text:p text:style-name="P91"/>
      <text:p text:style-name="P92"><text:span text:style-name="T93">Часть 3. Обобщенное программирование</text:span><text:s/><text:span text:style-name="T94">и стандартная библиотека</text:span></text:p>
      <text:p text:style-name="P95"/>
      <text:p text:style-name="P96">Лекция 15.<text:tab/>Шаблоны классов, часть 1: Специализация</text:p>
      <text:p text:style-name="P97">Лекция 16.<text:tab/>Шаблоны классов, часть 2: Шаблоны и ООП</text:p>
      <text:p text:style-name="P98">Лекция<text:s/>17.<text:tab/>Последовательные контейнеры</text:p>
      <text:p text:style-name="P99"><text:span text:style-name="T100">Лекция 18</text:span><text:span text:style-name="T101">.</text:span><text:span text:style-name="T102"><text:tab/>Вариа</text:span><text:span text:style-name="T103">бельные шаблоны в<text:s/></text:span>C<text:span text:style-name="T104">++14</text:span></text:p>
      <text:p text:style-name="P105">Лекция 19.<text:tab/>Базовый ввод и вывод.<text:s/>Итераторы</text:p>
      <text:p text:style-name="P106">Лекция 20.<text:tab/>Ассоциативные контейнеры</text:p>
      <text:p text:style-name="P107"><text:span text:style-name="T108">Лекция 21</text:span><text:span text:style-name="T109">.</text:span><text:span text:style-name="T110"><text:tab/>Лямбда-выражения в<text:s/></text:span>C<text:span text:style-name="T111">++14</text:span></text:p>
      <text:p text:style-name="P112">Лекция 22.<text:tab/>Алгоритмы, часть 1: Немодифицирующие алгоритмы</text:p>
      <text:p text:style-name="P113">Лекция 23.<text:tab/>Алгоритмы, часть 2: Модифицирующие алгоритмы</text:p>
      <text:soft-page-break/>
      <text:p text:style-name="P114"><text:span text:style-name="T115">Лекция 24</text:span><text:span text:style-name="T116">.</text:span><text:span text:style-name="T117"><text:tab/>Шаблоны классов, часть 3:<text:s/></text:span>SFINAE</text:p>
      <text:p text:style-name="P118">Лекция 25.<text:tab/>Метапрограммирование на шаблонах</text:p>
      <text:p text:style-name="P119"><text:span text:style-name="T120">Лекция 26</text:span><text:span text:style-name="T121">.</text:span><text:span text:style-name="T122"><text:tab/>Вычисления времени компиляции (</text:span>constexpr<text:span text:style-name="T123">) в<text:s/></text:span>C<text:span text:style-name="T124">++14</text:span></text:p>
      <text:p text:style-name="P125">Лекция 27.<text:tab/>Исключения, часть 1: Генерация и обработка, безопасность исключений</text:p>
      <text:p text:style-name="P126"><text:span text:style-name="T127">Лекция 28</text:span><text:span text:style-name="T128">.</text:span><text:span text:style-name="T129"><text:tab/>Исключения, часть 2:<text:s/></text:span>PImpl<text:span text:style-name="T130">, тонкие вопросы</text:span></text:p>
      <text:p text:style-name="P131"/>
      <text:p text:style-name="P132">Часть 4.<text:s/>Если успеем</text:p>
      <text:p text:style-name="P133"/>
      <text:p text:style-name="P134"><text:span text:style-name="T135">Лекция 29</text:span><text:span text:style-name="T136">.</text:span><text:span text:style-name="T137"><text:tab/></text:span><text:span text:style-name="T138">Сопрограммы</text:span><text:span text:style-name="T139"><text:s/>в<text:s/></text:span>C<text:span text:style-name="T140">++14</text:span></text:p>
      <text:p text:style-name="P141"><text:span text:style-name="T142">Лекция 30</text:span><text:span text:style-name="T143">. Концепты в современном<text:s/></text:span>C<text:span text:style-name="T144">++ (проект<text:s/></text:span>C<text:span text:style-name="T145">++17)</text:span></text:p>
      <text:p text:style-name="P146">Лекция<text:s/>31.<text:tab/>Умные указатели</text:p>
      <text:p text:style-name="P147"/>
      <text:p text:style-name="P148">Формирование оценки</text:p>
      <text:p text:style-name="P149"/>
      <text:p text:style-name="P150">Итоговый экзамен: 100% итоговой оценки</text:p>
      <text:p text:style-name="P151">Из них до 40% можно набрать тестами</text:p>
      <text:p text:style-name="P152">И до 60% домашними заданиями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Geneva" svg:font-family="Geneva" style:font-family-generic="system" style:font-pitch="variable"/>
    <style:font-face style:name="New York" svg:font-family="New York" style:font-family-generic="roman" style:font-pitch="variable" svg:panose-1="2 4 5 3 6 5 6 2 3 4"/>
    <style:font-face style:name="Monaco" svg:font-family="Monaco" style:font-family-generic="system" style:font-pitch="variable"/>
    <style:font-face style:name="Perpetua" svg:font-family="Perpetua" style:font-family-generic="system"/>
    <style:font-face style:name="Times" svg:font-family="Times" style:font-family-generic="system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P_WPDefaults" style:display-name="WP_WP Defaults" style:family="paragraph">
      <style:paragraph-properties fo:widows="2" fo:orphans="2"/>
      <style:text-properties style:font-name="Geneva" style:font-name-asian="Arial" style:font-name-complex="New York" style:font-size-complex="10pt" style:language-complex="ar" style:country-complex="SA" fo:hyphenate="false"/>
    </style:style>
    <style:style style:name="WP_Normal" style:display-name="WP_Normal" style:family="paragraph" style:parent-style-name="WP_WPDefaults">
      <style:text-properties style:font-name="Monaco" style:font-name-asian="Monaco" style:font-name-complex="Monaco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ladimirov, Konstantin</dc:creator>
    <meta:creation-date>2015-09-01T10:21:00Z</meta:creation-date>
    <dc:date>2017-02-07T15:31:00Z</dc:date>
    <meta:print-date>2015-09-03T10:20:00Z</meta:print-date>
    <meta:template xlink:href="Normal.dotm" xlink:type="simple"/>
    <meta:editing-cycles>69</meta:editing-cycles>
    <meta:editing-duration>PT15720S</meta:editing-duration>
    <meta:document-statistic meta:page-count="2" meta:paragraph-count="4" meta:word-count="344" meta:character-count="2304" meta:row-count="16" meta:non-whitespace-character-count="1964"/>
  </office:meta>
</office:document-meta>
</file>